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5" style:family="table">
      <style:table-properties style:width="19.431cm" fo:margin-left="0.009cm" fo:margin-top="0cm" fo:margin-bottom="0cm" table:align="left" style:writing-mode="lr-tb"/>
    </style:style>
    <style:style style:name="Table15.A" style:family="table-column">
      <style:table-column-properties style:column-width="2.288cm"/>
    </style:style>
    <style:style style:name="Table15.B" style:family="table-column">
      <style:table-column-properties style:column-width="17.143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9.431cm" fo:margin-left="0.009cm" fo:margin-top="0cm" fo:margin-bottom="0cm" table:align="left" style:writing-mode="lr-tb"/>
    </style:style>
    <style:style style:name="Table16.A" style:family="table-column">
      <style:table-column-properties style:column-width="19.43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8" style:family="table">
      <style:table-properties style:width="19.431cm" fo:margin-left="0.009cm" fo:margin-top="0cm" fo:margin-bottom="0cm" table:align="left" style:writing-mode="lr-tb"/>
    </style:style>
    <style:style style:name="Table18.A" style:family="table-column">
      <style:table-column-properties style:column-width="19.431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7" style:family="table">
      <style:table-properties style:width="19.032cm" fo:margin-left="0.009cm" fo:margin-top="0cm" fo:margin-bottom="0cm" table:align="left" style:writing-mode="lr-tb"/>
    </style:style>
    <style:style style:name="Table17.A" style:family="table-column">
      <style:table-column-properties style:column-width="3.702cm"/>
    </style:style>
    <style:style style:name="Table17.B" style:family="table-column">
      <style:table-column-properties style:column-width="15.33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7" style:family="table">
      <style:table-properties style:width="19.032cm" fo:margin-left="0.009cm" fo:margin-top="0cm" fo:margin-bottom="0cm" table:align="left" style:writing-mode="lr-tb"/>
    </style:style>
    <style:style style:name="Table17.A" style:family="table-column">
      <style:table-column-properties style:column-width="3.702cm"/>
    </style:style>
    <style:style style:name="Table17.B" style:family="table-column">
      <style:table-column-properties style:column-width="15.33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7">
      <style:paragraph-properties fo:margin-top="0cm" fo:margin-bottom="0cm" style:contextual-spacing="true" fo:text-align="start" style:justify-single-word="false" fo:orphans="2" fo:widows="2"/>
      <style:text-properties style:font-name="Times New Roman" fo:language="en" fo:country="US" officeooo:paragraph-rsid="0003268f" style:letter-kerning="false" style:font-name-asian="Times New Roman1" style:language-asian="en" style:country-asian="US" style:font-name-complex="Times New Roman1" style:language-complex="ar" style:country-complex="SA"/>
    </style:style>
    <style:style style:name="P2" style:family="paragraph" style:parent-style-name="List_20_Paragraph" style:list-style-name="WWNum8">
      <style:paragraph-properties fo:margin-top="0cm" fo:margin-bottom="0cm" style:contextual-spacing="true" fo:text-align="start" style:justify-single-word="false" fo:orphans="2" fo:widows="2"/>
      <style:text-properties style:font-name="Times New Roman" fo:language="en" fo:country="US" officeooo:paragraph-rsid="0003268f"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9">
      <style:paragraph-properties fo:margin-top="0cm" fo:margin-bottom="0cm" style:contextual-spacing="true" fo:text-align="start" style:justify-single-word="false" fo:orphans="2" fo:widows="2"/>
      <style:text-properties style:font-name="Times New Roman" fo:language="en" fo:country="US" officeooo:paragraph-rsid="0003268f" style:letter-kerning="false" style:font-name-asian="Times New Roman1" style:language-asian="en" style:country-asian="US" style:font-name-complex="Times New Roman1" style:language-complex="ar" style:country-complex="SA"/>
    </style:style>
    <style:style style:name="P4" style:family="paragraph" style:parent-style-name="List_20_Paragraph" style:list-style-name="WWNum6">
      <style:paragraph-properties fo:margin-top="0cm" fo:margin-bottom="0cm" style:contextual-spacing="true" fo:text-align="start" style:justify-single-word="false" fo:orphans="2" fo:widows="2"/>
      <style:text-properties style:font-name="Times New Roman" fo:language="en" fo:country="US" officeooo:paragraph-rsid="0003268f" style:letter-kerning="false" style:font-name-asian="Times New Roman1" style:language-asian="en" style:country-asian="US" style:font-name-complex="Times New Roman1" style:language-complex="ar" style:country-complex="SA"/>
    </style:style>
    <style:style style:name="P5" style:family="paragraph" style:parent-style-name="List_20_Paragraph">
      <style:paragraph-properties fo:margin-top="0cm" fo:margin-bottom="0cm" style:contextual-spacing="true" fo:text-align="start" style:justify-single-word="false" fo:orphans="2" fo:widows="2"/>
      <style:text-properties style:font-name="Times New Roman" fo:language="en" fo:country="US" officeooo:paragraph-rsid="0003268f" style:letter-kerning="false" style:font-name-asian="Times New Roman1" style:language-asian="en" style:country-asian="US" style:font-name-complex="Times New Roman1" style:language-complex="ar" style:country-complex="SA"/>
    </style:style>
    <style:style style:name="P6" style:family="paragraph" style:parent-style-name="List_20_Paragraph" style:list-style-name="WWNum3">
      <style:text-properties officeooo:paragraph-rsid="0003268f"/>
    </style:style>
    <style:style style:name="P7" style:family="paragraph" style:parent-style-name="List_20_Paragraph" style:list-style-name="WWNum1">
      <style:text-properties officeooo:paragraph-rsid="0003268f"/>
    </style:style>
    <style:style style:name="P8" style:family="paragraph" style:parent-style-name="List_20_Paragraph" style:list-style-name="WWNum1">
      <style:text-properties style:font-name="Calibri" officeooo:paragraph-rsid="0003268f" style:font-name-complex="Calibri2"/>
    </style:style>
    <style:style style:name="P9" style:family="paragraph" style:parent-style-name="Standard">
      <style:text-properties style:font-name="Calibri" officeooo:paragraph-rsid="0003268f" style:font-name-complex="Calibri2"/>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font-size="10pt" fo:language="en" fo:country="US" officeooo:paragraph-rsid="0003268f" style:letter-kerning="false" style:font-name-asian="Times New Roman1" style:language-asian="en" style:country-asian="US" style:font-name-complex="Calibri2" style:language-complex="ar" style:country-complex="SA"/>
    </style:style>
    <style:style style:name="P11" style:family="paragraph" style:parent-style-name="Standard" style:list-style-name="WWNum6">
      <style:paragraph-properties fo:margin-top="0cm" fo:margin-bottom="0cm" style:contextual-spacing="false" fo:text-align="start" style:justify-single-word="false" fo:orphans="2" fo:widows="2"/>
      <style:text-properties style:font-name="Times New Roman" fo:font-size="10pt" fo:language="en" fo:country="US" officeooo:paragraph-rsid="0003268f" style:letter-kerning="false" style:font-name-asian="Times New Roman1" style:language-asian="en" style:country-asian="US" style:font-name-complex="Times New Roman1"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style:font-name="Times New Roman" fo:font-size="10pt" fo:language="en" fo:country="US" officeooo:paragraph-rsid="0003268f" style:letter-kerning="false" style:font-name-asian="Times New Roman1" style:language-asian="en" style:country-asian="US" style:font-name-complex="Times New Roman1" style:language-complex="ar" style:country-complex="SA"/>
    </style:style>
    <style:style style:name="P13" style:family="paragraph" style:parent-style-name="Standard">
      <style:text-properties officeooo:paragraph-rsid="0003268f"/>
    </style:style>
    <style:style style:name="P14" style:family="paragraph">
      <loext:graphic-properties draw:fill="solid" draw:fill-color="#a0a0a0"/>
      <style:paragraph-properties fo:text-align="center"/>
    </style:style>
    <style:style style:name="T1" style:family="text">
      <style:text-properties style:font-name="Calibri" fo:font-weight="bold" style:font-weight-asian="bold" style:font-name-complex="Calibri2"/>
    </style:style>
    <style:style style:name="T2" style:family="text">
      <style:text-properties style:font-name="Calibri" style:font-name-complex="Calibri2"/>
    </style:style>
    <style:style style:name="T3" style:family="text">
      <style:text-properties style:font-name="Calibri" fo:font-size="13pt" style:font-size-asian="13pt" style:font-name-complex="Calibri2"/>
    </style:style>
    <style:style style:name="T4" style:family="text">
      <style:text-properties style:font-name="Calibri" style:font-name-complex="Tahoma" style:font-size-complex="10pt"/>
    </style:style>
    <style:style style:name="T5" style:family="text">
      <style:text-properties style:text-position="super 58%" style:font-name="Calibri" style:font-name-complex="Calibri2"/>
    </style:style>
    <style:style style:name="T6" style:family="text">
      <style:text-properties style:font-name="Calibri" fo:font-size="16pt" style:font-size-asian="16pt" style:font-name-complex="Calibri2" style:font-size-complex="16pt"/>
    </style: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text:span text:style-name="T1">MEMORIES FROM TIME POST CLASS X, &amp; CLASS XI</text:span></text:p>
      <text:p text:style-name="P13" loext:marker-style-name="T1"><text:span text:style-name="T1">YEAR: 2007</text:span></text:p>
      <text:p text:style-name="P13" loext:marker-style-name="T2"><text:span text:style-name="T2">The year 2007 was a year full of everything. It was after the end of class-tenth board exams that the real time started. There was love, friendship, girls, fights, joyous evenings, festivities, loneliness, fullness, ups and downs, you name the feeling, the state of mind, it was surely there along with its opposite.  The only thing, the one and only thing, which I can obviously see now, I regret about this time of my XI class is that during this time, looking at it overall, my life had gone downhill this year.</text:span></text:p>
      <text:p text:style-name="P9" loext:marker-style-name="T2"/>
      <table:table table:name="Table15" table:style-name="Table15">
        <table:table-column table:style-name="Table15.A"/>
        <table:table-column table:style-name="Table15.B"/>
        <table:table-row table:style-name="Table15.1">
          <table:table-cell table:style-name="Table15.A1" office:value-type="string">
            <text:p text:style-name="P12" loext:marker-style-name="T2"><text:span text:style-name="T2">Year 2007</text:span></text:p>
          </table:table-cell>
          <table:table-cell table:style-name="Table15.A1" office:value-type="string">
            <text:p text:style-name="P12" loext:marker-style-name="T6"><text:span text:style-name="T3">Class XI (2007-08) on the Timeline </text:span></text:p>
          </table:table-cell>
        </table:table-row>
        <table:table-row table:style-name="Table15.1">
          <table:table-cell table:style-name="Table15.A1" office:value-type="string">
            <text:p text:style-name="P10" loext:marker-style-name="T2"/>
          </table:table-cell>
          <table:table-cell table:style-name="Table15.A1" office:value-type="string">
            <text:p text:style-name="P12" loext:marker-style-name="T2"><text:span text:style-name="T2">My age as on 18-Dec-2007: 16, Sixteen</text:span></text:p>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2" loext:marker-style-name="T2"><text:span text:style-name="T2">January</text:span></text:p>
          </table:table-cell>
          <table:table-cell table:style-name="Table15.A1" office:value-type="string">
            <text:p text:style-name="P12" loext:marker-style-name="T2"><text:span text:style-name="T2">Rekha buaji was here; went by, I guess, 13-Jan</text:span></text:p>
          </table:table-cell>
        </table:table-row>
        <table:table-row table:style-name="Table15.1">
          <table:table-cell table:style-name="Table15.A1" office:value-type="string">
            <text:p text:style-name="P12" loext:marker-style-name="T2"><text:span text:style-name="T2">February</text:span></text:p>
          </table:table-cell>
          <table:table-cell table:style-name="Table15.A1" office:value-type="string">
            <text:p text:style-name="P12" loext:marker-style-name="T2"><text:span text:style-name="T2">Preparation for board exams</text:span></text:p>
          </table:table-cell>
        </table:table-row>
        <table:table-row table:style-name="Table15.1">
          <table:table-cell table:style-name="Table15.A1" office:value-type="string">
            <text:p text:style-name="P12" loext:marker-style-name="T2"><text:span text:style-name="T2">March</text:span></text:p>
          </table:table-cell>
          <table:table-cell table:style-name="Table15.A1" office:value-type="string">
            <text:p text:style-name="P12" loext:marker-style-name="T2"><text:span text:style-name="T2">Boards</text:span></text:p>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2" loext:marker-style-name="T2"><text:span text:style-name="T2">April</text:span></text:p>
          </table:table-cell>
          <table:table-cell table:style-name="Table15.A1" office:value-type="string">
            <text:list text:style-name="WWNum7">
              <text:list-item>
                <text:p text:style-name="P1" loext:marker-style-name="T2"><text:span text:style-name="T2">3 months vacations after exams</text:span></text:p>
              </text:list-item>
            </text:list>
          </table:table-cell>
        </table:table-row>
        <table:table-row table:style-name="Table15.1">
          <table:table-cell table:style-name="Table15.A1" office:value-type="string">
            <text:p text:style-name="P12" loext:marker-style-name="T2"><text:span text:style-name="T2">May</text:span></text:p>
          </table:table-cell>
          <table:table-cell table:style-name="Table15.A1" office:value-type="string">
            <text:list text:continue-numbering="true" text:style-name="WWNum7">
              <text:list-item>
                <text:p text:style-name="P1" loext:marker-style-name="T2"><text:span text:style-name="T2">Badi buaji’s house, internet, music, chatting, going after Sonal, in Ankur’s company</text:span></text:p>
              </text:list-item>
            </text:list>
          </table:table-cell>
        </table:table-row>
        <table:table-row table:style-name="Table15.1">
          <table:table-cell table:style-name="Table15.A1" office:value-type="string">
            <text:p text:style-name="P12" loext:marker-style-name="T2"><text:span text:style-name="T2">June</text:span></text:p>
          </table:table-cell>
          <table:table-cell table:style-name="Table15.A1" office:value-type="string">
            <text:list text:continue-numbering="true" text:style-name="WWNum7">
              <text:list-item>
                <text:p text:style-name="P1" loext:marker-style-name="T2"><text:span text:style-name="T2">Online-hooking-with-Sonal, soccer, cricket (life in Manu)</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list text:continue-numbering="true" text:style-name="WWNum7">
              <text:list-item>
                <text:p text:style-name="P1" loext:marker-style-name="T2"><text:span text:style-name="T2">Lost my watch, which Rekha buaji had given for me 5 years back but amma gave it to me last month. It had happened in the mid of May, soon after I had come back from badi buaji’s house.</text:span></text:p>
              </text:list-item>
            </text:list>
            <text:p text:style-name="P5" loext:marker-style-name="T2"><text:span text:style-name="T2">I wore that watch all the time; it had metallic straps with golden shine, and pearly-silver dial. It was a very sexy watch. One evening I wore it outside, I used to goal-keep while playing with the bigger age-group guys of the colony. In the little plantation area behind the goal, I had gone over to get the ball from there, and soon after, I noticed the missing watch.</text:span></text:p>
          </table:table-cell>
        </table:table-row>
        <table:table-row table:style-name="Table15.1">
          <table:table-cell table:style-name="Table15.A1" office:value-type="string">
            <text:p text:style-name="P10" loext:marker-style-name="T2"/>
          </table:table-cell>
          <table:table-cell table:style-name="Table15.A1" office:value-type="string">
            <text:list text:continue-numbering="true" text:style-name="WWNum7">
              <text:list-item>
                <text:p text:style-name="P1" loext:marker-style-name="T2"><text:span text:style-name="T2">Lakshya Lahoti used to get ragged by us, Amogh, me and the others. One evening, it went on to become too much, we had pushed him, thrown him against a car in the parking, kicked him, and punched him. The children would make laughing sound when hit below their level of bearing, we achieved of the feet of making him crying. It had to happen once we decided, sooner or later. He came with his mother to my house to complain but I wasn’t available, and on the next evening, she had come down to talk to me once.</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list text:continue-numbering="true" text:style-name="WWNum7">
              <text:list-item>
                <text:p text:style-name="P1" loext:marker-style-name="T2"><text:span text:style-name="T2">Results are declared in the last week of May; I scored 85 percentage marks in the Board exams, got promoted to Eleventh and chose the Science stream (PCM with C++ Programming).</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2" loext:marker-style-name="T2"><text:span text:style-name="T2">July</text:span></text:p>
          </table:table-cell>
          <table:table-cell table:style-name="Table15.A1" office:value-type="string">
            <text:list text:style-name="WWNum8">
              <text:list-item>
                <text:p text:style-name="P2" loext:marker-style-name="T2"><text:span text:style-name="T2">Soccer, bond-bond-activities (knocking on random doors and running, flipping out the dustbins outside people’s houses, knocking on the windows of the ground floor houses, breaking the window-panes using stones of other neighbor societies, etc), </text:span></text:p>
              </text:list-item>
            </text:list>
          </table:table-cell>
        </table:table-row>
        <table:table-row table:style-name="Table15.1">
          <table:table-cell table:style-name="Table15.A1" office:value-type="string">
            <text:p text:style-name="P12" loext:marker-style-name="T2"><text:span text:style-name="T2">August</text:span></text:p>
          </table:table-cell>
          <table:table-cell table:style-name="Table15.A1" office:value-type="string">
            <text:list text:continue-numbering="true" text:style-name="WWNum8">
              <text:list-item>
                <text:p text:style-name="P2" loext:marker-style-name="T2"><text:span text:style-name="T2">Wasting time in watching out for Sonal at the time when her bus would return, and also in the evening.</text:span></text:p>
              </text:list-item>
            </text:list>
          </table:table-cell>
        </table:table-row>
        <table:table-row table:style-name="Table15.1">
          <table:table-cell table:style-name="Table15.A1" office:value-type="string">
            <text:p text:style-name="P12" loext:marker-style-name="T2"><text:span text:style-name="T2">September</text:span></text:p>
          </table:table-cell>
          <table:table-cell table:style-name="Table15.A1" office:value-type="string">
            <text:list text:continue-numbering="true" text:style-name="WWNum8">
              <text:list-item>
                <text:p text:style-name="P2" loext:marker-style-name="T2"><text:span text:style-name="T2">Re-shuffling of students to divide them on the basis of their streams (A, B for PCB along with Math or Economics, and C, D and E for PCM with Computer Science, Economics, and Physical Education, the later sections F, G were for Commerce, and H was for Humanities).</text:span></text:p>
              </text:list-item>
              <text:list-item>
                <text:p text:style-name="P2" loext:marker-style-name="T2"><text:span text:style-name="T2">struggle at school, difficult subjects all together, and descriptively poor results, </text:span></text:p>
              </text:list-item>
              <text:list-item>
                <text:p text:style-name="P2" loext:marker-style-name="T2"><text:soft-page-break/><text:span text:style-name="T2">Difficulty in making friends at school; never got to mix easily in new crowd, just as it had happened in 9</text:span><text:span text:style-name="T5">th</text:span><text:span text:style-name="T2">. Puneet Jain was one of the only acquaintances in the new class at the beginning of the new academic year. <text:s/></text:span></text:p>
              </text:list-item>
            </text:list>
          </table:table-cell>
        </table:table-row>
        <table:table-row table:style-name="Table15.1">
          <table:table-cell table:style-name="Table15.A1" office:value-type="string">
            <text:p text:style-name="P10" loext:marker-style-name="T2"/>
          </table:table-cell>
          <table:table-cell table:style-name="Table15.A1" office:value-type="string">
            <text:p text:style-name="P10" loext:marker-style-name="T2"/>
          </table:table-cell>
        </table:table-row>
        <table:table-row table:style-name="Table15.1">
          <table:table-cell table:style-name="Table15.A1" office:value-type="string">
            <text:p text:style-name="P12" loext:marker-style-name="T2"><text:span text:style-name="T2">October</text:span></text:p>
          </table:table-cell>
          <table:table-cell table:style-name="Table15.A1" office:value-type="string">
            <text:list text:style-name="WWNum9">
              <text:list-item>
                <text:p text:style-name="P3" loext:marker-style-name="T2"><text:span text:style-name="T2">table tennis like never before or after</text:span></text:p>
              </text:list-item>
            </text:list>
          </table:table-cell>
        </table:table-row>
        <table:table-row table:style-name="Table15.1">
          <table:table-cell table:style-name="Table15.A1" office:value-type="string">
            <text:p text:style-name="P12" loext:marker-style-name="T2"><text:span text:style-name="T2">November</text:span></text:p>
          </table:table-cell>
          <table:table-cell table:style-name="Table15.A1" office:value-type="string">
            <text:list text:continue-numbering="true" text:style-name="WWNum9">
              <text:list-item>
                <text:p text:style-name="P3" loext:marker-style-name="T2"><text:span text:style-name="T2">Sonal, Dimpi, Srishti, and my friends Appu, Kunal, Patti, etc</text:span></text:p>
              </text:list-item>
              <text:list-item>
                <text:p text:style-name="P3" loext:marker-style-name="T2"><text:span text:style-name="T2">Ballu (Abhishek), Raja, Ralli, Bharat</text:span></text:p>
              </text:list-item>
              <text:list-item>
                <text:p text:style-name="P3" loext:marker-style-name="T2"><text:span text:style-name="T2">Prabhav and also started the playing the game</text:span></text:p>
              </text:list-item>
            </text:list>
          </table:table-cell>
        </table:table-row>
        <table:table-row table:style-name="Table15.1">
          <table:table-cell table:style-name="Table15.A1" office:value-type="string">
            <text:p text:style-name="P12" loext:marker-style-name="T2"><text:span text:style-name="T2">December</text:span></text:p>
          </table:table-cell>
          <table:table-cell table:style-name="Table15.A1" office:value-type="string">
            <text:list text:continue-numbering="true" text:style-name="WWNum9">
              <text:list-item>
                <text:p text:style-name="P3" loext:marker-style-name="T2"><text:span text:style-name="T2">Diwali Fest, long evenings outside, movies,</text:span></text:p>
              </text:list-item>
              <text:list-item>
                <text:p text:style-name="P3" loext:marker-style-name="T2"><text:span text:style-name="T2">Third assessment at school (25 marks)</text:span></text:p>
              </text:list-item>
            </text:list>
          </table:table-cell>
        </table:table-row>
        <table:table-row table:style-name="Table15.1">
          <table:table-cell table:style-name="Table15.A1" office:value-type="string">
            <text:p text:style-name="P12" loext:marker-style-name="T2"><text:span text:style-name="T2">Random</text:span></text:p>
          </table:table-cell>
          <table:table-cell table:style-name="Table15.A1" office:value-type="string">
            <text:p text:style-name="P12" loext:marker-style-name="T2"><text:span text:style-name="T2">The curly circles and enclosures around every expression and equation in the ‘Permutations and Combinations’ chapter in Math book show how much I was trying to rote the chapter without getting a conceptual understanding of the topic.</text:span></text:p>
          </table:table-cell>
        </table:table-row>
      </table:table>
      <text:p text:style-name="P9" loext:marker-style-name="T2"/>
      <text:p text:style-name="P13" loext:marker-style-name="T2"><text:span text:style-name="T2">Anushka was born on 30 Jan, 2007. Parallel Events, Events-Before, and Events-After:</text:span></text:p>
      <text:list text:style-name="WWNum3">
        <text:list-item>
          <text:p text:style-name="P6" loext:marker-style-name="T2"><text:span text:style-name="T2">Rekha buaji had visited us in the winters of 2006, lasting for a month into the first week of January, 2007. One day Manju buaji was here (at Manu Apartment) to see Rekha buaji and the kids. Around in the evening, it was about the time that Manju buaji wished to go. Rekha buaji pushed her to eat something, Manju buaji was not in the mood. Rekha buaji is dominant, and in case of Manju buaji and Rekha buaji, Rekha buaji doesn’t even have to make an effort, but not this time. The two were into verbal fit. Manju buaji didn’t give it up to Rekha buaji this one time. </text:span></text:p>
        </text:list-item>
      </text:list>
      <text:p text:style-name="P13" loext:marker-style-name="T2"><text:span text:style-name="T2">Rekha buaji had been wishing that Manju buaji gives birth to a boy this time. Manju buaji could have done nothing in that direction. What gave the situation new heights, were those understandable words of Rekha buaji, “never talk to me if it comes out to be a girl”. Manju buaji was quick to reply, "Don’t talk, fine by me!" Blame it on the mood swings during pregnancy, amma and the family had settled both the buaji there and then. Sisters fight and make up, that was it. </text:span></text:p>
      <text:p text:style-name="P13" loext:marker-style-name="T2"><text:span text:style-name="T2">Just about a month later, Anushka was born at 0200 hours on the 30</text:span><text:span text:style-name="T5">th</text:span><text:span text:style-name="T2"> January. </text:span></text:p>
      <text:p text:style-name="P9" loext:marker-style-name="T2"/>
      <text:list text:style-name="WWNum1">
        <text:list-item>
          <text:p text:style-name="P7" loext:marker-style-name="T2"><text:span text:style-name="T2">TENTH</text:span></text:p>
        </text:list-item>
      </text:list>
      <text:p text:style-name="P13" loext:marker-style-name="T2"><text:span text:style-name="T2">This Akon song “I want to fuck you” released in late (December) 2006 was one of my favorite and in the evenings of 2007 when I’d go out to play with Rishi, Ralli and all. Rishi and Nitish (Gulati) would make me sing this song for them, as if they liked it. Now I know that is ragging, but I used to like it to be doing something for these people. </text:span></text:p>
      <table:table table:name="Table16" table:style-name="Table16">
        <table:table-column table:style-name="Table16.A"/>
        <table:table-row table:style-name="Table16.1">
          <table:table-cell table:style-name="Table16.A1" office:value-type="string">
            <text:p text:style-name="P12" loext:marker-style-name="T2"><text:span text:style-name="T2">Mother Rishabh Jain from A2 – this family of two had just then shifted here. One evening, while I was on the railing before B1 with other friends, the sick looking working class-woman came over to ask for tenth class textbooks.</text:span></text:p>
            <text:p text:style-name="P12" loext:marker-style-name="T2"><text:span text:style-name="T2">I was in tenth myself so I couldn’t have helped so she asked if I happened to know anyone who could give his tenth class books, and then she left. This act of his mother somewhat stood stuck in my head. She was stupid looking and was always poorly dressed in tasteless dull brownish colors, that somewhat matched with her dirty-brown complexion and face-marks.</text:span></text:p>
            <text:p text:style-name="P12" loext:marker-style-name="T2"><text:span text:style-name="T2">This guy Rishabh turned out to be computer-science student like me, years later as I got to know him in my final semester.</text:span></text:p>
          </table:table-cell>
        </table:table-row>
      </table:table>
      <text:p text:style-name="P9" loext:marker-style-name="T2"/>
      <text:list text:continue-numbering="true" text:style-name="WWNum1">
        <text:list-item>
          <text:p text:style-name="P8" loext:marker-style-name="T2"/>
        </text:list-item>
      </text:list>
      <text:p text:style-name="P13" loext:marker-style-name="T2"><text:span text:style-name="T2">It was around the end of summers (June-July) in the year 2007. Pranav, Hardik, and I were taking rounds after the evening sport. The weather was good just as it is now. Evenings of summers never feel hot, no matter what, we have to go out and we have to play. The monsoons reach Delhi in a week around this time and so was the time of beginning of new session. I was going to be in my new class by the end the summers. That evening there were a couple of girls roaming in the society. Hardik </text:span><text:soft-page-break/><text:span text:style-name="T2">knew one of them as she was in the same school as his. He also knew that she lived in Noida. We started screaming, sorry; I started screaming “NODA, NODA.” It wasn’t enough to seek their attention, Hardik too joined in and after we had encountered them good number of times they learned of us. We pointed to ask them how were they present in the society and roaming at this hour. It was close to 2030. They sarcastically denied of a place of their own and I screamed to call them to my place as were enough rooms to accommodate them. They were gone after this, and were back soon with their brothers. They lived in B-138. I knew this guy who was the host of these girls’ family. As we sat on one of those benches (the one aligned with the side in front of the swings) to rest for a while before going back home. There were two boys with those girls under the pole on the passage near C-block. They sat on the concrete structure there. Soon there was another guy, the host. He along with others came to us and confirmed from the girls that it was us who had done the misbehavior. The guy had come to threaten us, but I showed stiffness in attitude to take his message while going around the topic to neutralize our fault instead of accepting it. He asked me the school I was going to. He was also an Ahlconite I learned that evening. He named a few bad guys I may have been standing in the name of, but I knew no one, only by name. Loveneesh, he had called out and betted on. Loveneesh had made a name for himself as the bad guy of Ahlcon, the hitman. I never let this guy know that I was in no contact with Loveneesh; I just enjoyed the advantage of having gone to his school. We were hurt by this guy and we took them lightly until long time. We continued to sit with these guys on the passage opposite to one closer to our homes. It didn’t bother us to have them making it sure that we didn’t leave, or we just didn’t know what their intensions were. They called another guy, a bigger, fatter, and healthier guy than the guy I had just talked to. The other brothers were like thin and sissy looking. This new entry was their last move. He came from the first passage leading to us and jumped onto me without having given much attention to Hardik and Pranav. He didn’t even bother to have a chat with his friends before jumping onto us. He told his friends to keep a check on Hardik and Pranav that they don’t run while we laid me on the bench holding me from my collar. That was his way of talking. We were now standing under lamp post as he was recognizing our faces Pranav came forward to interrupt while he was still having a great time with me. Pranav said to the shock of everybody, “Brother, is it nine yet?” These people jerked him off and then Pranav told them that his mother should probably beat him if gets late than 2100. That was amazing, seriously amazing, we guys still laugh on that betraying act of this asshole. He dragged us out of the park. Near the motor room and plants by the passage, he threatened us of taking us to our parents; he had raised hand once or twice. The host guy was trying to take a chance from behind this new dude. They let us off after ruffling up us both mentally and physically though they didn’t hurt us to leave a physical mark.</text:span></text:p>
      <text:p text:style-name="P13" loext:marker-style-name="T2"><draw:rect text:anchor-type="as-char" draw:z-index="0" draw:name="Shape1" draw:style-name="gr1" draw:text-style-name="P14" svg:width="19.051cm" svg:height="0.054cm"><text:p/></draw:rect></text:p>
      <text:p text:style-name="P9" loext:marker-style-name="T2"/>
      <table:table table:name="Table18" table:style-name="Table18">
        <table:table-column table:style-name="Table18.A"/>
        <table:table-row table:style-name="Table18.1">
          <table:table-cell table:style-name="Table18.A1" office:value-type="string">
            <text:p text:style-name="P12" loext:marker-style-name="T2"><text:span text:style-name="T2">For class XI, 2007</text:span></text:p>
            <text:p text:style-name="P10" loext:marker-style-name="T2"/>
            <table:table table:name="Table17" table:style-name="Table17">
              <table:table-column table:style-name="Table17.A"/>
              <table:table-column table:style-name="Table17.B"/>
              <table:table-row table:style-name="Table17.1">
                <table:table-cell table:style-name="Table17.A1" office:value-type="string">
                  <text:p text:style-name="P12" loext:marker-style-name="T2"><text:span text:style-name="T2">Subject</text:span></text:p>
                </table:table-cell>
                <table:table-cell table:style-name="Table17.A1" office:value-type="string">
                  <text:p text:style-name="P12" loext:marker-style-name="T2"><text:span text:style-name="T2">Teacher</text:span></text:p>
                </table:table-cell>
              </table:table-row>
              <table:table-row table:style-name="Table17.1">
                <table:table-cell table:style-name="Table17.A1" office:value-type="string">
                  <text:p text:style-name="P10" loext:marker-style-name="T2"/>
                </table:table-cell>
                <table:table-cell table:style-name="Table17.A1" office:value-type="string">
                  <text:p text:style-name="P10" loext:marker-style-name="T2"/>
                </table:table-cell>
              </table:table-row>
              <table:table-row table:style-name="Table17.1">
                <table:table-cell table:style-name="Table17.A1" office:value-type="string">
                  <text:p text:style-name="P12" loext:marker-style-name="T2"><text:span text:style-name="T2">English</text:span></text:p>
                </table:table-cell>
                <table:table-cell table:style-name="Table17.A1" office:value-type="string">
                  <text:p text:style-name="P12" loext:marker-style-name="T2"><text:span text:style-name="T2">Neeta Agarwal</text:span></text:p>
                </table:table-cell>
              </table:table-row>
              <table:table-row table:style-name="Table17.1">
                <table:table-cell table:style-name="Table17.A1" office:value-type="string">
                  <text:p text:style-name="P12" loext:marker-style-name="T2"><text:span text:style-name="T2">Physics</text:span></text:p>
                </table:table-cell>
                <table:table-cell table:style-name="Table17.A1" office:value-type="string">
                  <text:p text:style-name="P12" loext:marker-style-name="T2"><text:span text:style-name="T2">Prashant (from NARAYANA coaching institute) <text:line-break/>He was short, brown and Bihari. His face was like bong-head.</text:span></text:p>
                  <text:p text:style-name="P12" loext:marker-style-name="T2"><text:span text:style-name="T2">Asked me superposition principle in XI class viva for phy-practical. (Naveen was also there and for him this question was nothing but a joke)</text:span></text:p>
                </table:table-cell>
              </table:table-row>
              <table:table-row table:style-name="Table17.1">
                <table:table-cell table:style-name="Table17.A1" office:value-type="string">
                  <text:p text:style-name="P12" loext:marker-style-name="T2"><text:span text:style-name="T2">Chemistry</text:span></text:p>
                </table:table-cell>
                <table:table-cell table:style-name="Table17.A1" office:value-type="string">
                  <text:p text:style-name="P12" loext:marker-style-name="T2"><text:span text:style-name="T2">Dr. Sunita Ramrakhiani (Ramlakhiani)</text:span></text:p>
                </table:table-cell>
              </table:table-row>
              <table:table-row table:style-name="Table17.1">
                <table:table-cell table:style-name="Table17.A1" office:value-type="string">
                  <text:p text:style-name="P12" loext:marker-style-name="T2"><text:span text:style-name="T2">Mathematics</text:span></text:p>
                </table:table-cell>
                <table:table-cell table:style-name="Table17.A1" office:value-type="string">
                  <text:p text:style-name="P12" loext:marker-style-name="T2"><text:span text:style-name="T2">Deepti Sharma</text:span></text:p>
                </table:table-cell>
              </table:table-row>
              <table:table-row table:style-name="Table17.1">
                <table:table-cell table:style-name="Table17.A1" office:value-type="string">
                  <text:p text:style-name="P12" loext:marker-style-name="T2"><text:span text:style-name="T2">Computer Sc. (C++)</text:span></text:p>
                </table:table-cell>
                <table:table-cell table:style-name="Table17.A1" office:value-type="string">
                  <text:p text:style-name="P12" loext:marker-style-name="T2"><text:span text:style-name="T2">Jagdish Devrani</text:span></text:p>
                </table:table-cell>
              </table:table-row>
              <table:table-row table:style-name="Table17.1">
                <table:table-cell table:style-name="Table17.A1" office:value-type="string">
                  <text:p text:style-name="P12" loext:marker-style-name="T2"><text:span text:style-name="T2">Dramatics (SUPW)</text:span></text:p>
                </table:table-cell>
                <table:table-cell table:style-name="Table17.A1" office:value-type="string">
                  <text:p text:style-name="P10" loext:marker-style-name="T2"/>
                </table:table-cell>
              </table:table-row>
            </table:table>
            <text:p text:style-name="P10" loext:marker-style-name="T2"/>
            <text:list text:style-name="WWNum6">
              <text:list-item>
                <text:p text:style-name="P11" loext:marker-style-name="T2"><text:soft-page-break/><text:span text:style-name="T2">I left my tuition classes at Navbharat-Times apartments around some time close to my half-yearly exams, i.e., second assessment. My act was just a chain-reaction after both Kritika and Asmita had left him after the X class boards.</text:span></text:p>
              </text:list-item>
              <text:list-item>
                <text:p text:style-name="P11" loext:marker-style-name="T2"><text:span text:style-name="T2">My class XI was complete with new people. Yeah, I knew many people but just as another face at school. Naveen, Shubham, Anindya and Rahul etc, were the only people I had wished to be friends with initially.</text:span></text:p>
              </text:list-item>
              <text:list-item>
                <text:p text:style-name="P11" loext:marker-style-name="T2"><text:span text:style-name="T2">Since I never made close friends, people who were from VII and VIII standard, were also quite like new to me, like Rahul, Anindya.</text:span></text:p>
              </text:list-item>
              <text:list-item>
                <text:p text:style-name="P11" loext:marker-style-name="T2"><text:span text:style-name="T2">I don’t know how fell for a girl who had one or two finger long stiff hair on her chin, and she was white as snow, fat as, maybe weighted like 60 KGs, I guess, and was pretty much studious.</text:span></text:p>
              </text:list-item>
              <text:list-item>
                <text:p text:style-name="P11" loext:marker-style-name="T2"><text:span text:style-name="T2">I forced myself to be partner of one of her friends Sanika, who was called chimpanzee by Tanmay Krishna.</text:span></text:p>
              </text:list-item>
              <text:list-item>
                <text:p text:style-name="P11" loext:marker-style-name="T2"><text:span text:style-name="T2">JD sir was a disaster. He generally used to taunt for poor way of presenting myself and various other things which can be easily counted. First, tie, which I told him, was torn when entangled in cycle chain. Second, ID, which was supposed to worn like dog-ring all the time in the neck, according to him. Third, for coming late, oh that was my everyday habit, never got rid of it. Fourth, poor marks in his subject.</text:span></text:p>
              </text:list-item>
              <text:list-item>
                <text:p text:style-name="P11" loext:marker-style-name="T2"><text:span text:style-name="T2">Sunita ma’am would be unhappy for I would use single pages, and not notebook for taking down notes in her period. And also, for coming late.</text:span></text:p>
              </text:list-item>
              <text:list-item>
                <text:p text:style-name="P11" loext:marker-style-name="T2"><text:span text:style-name="T2">Deepti ma’am would be unhappy because I wouldn’t take her subject seriously and get fewer marks, late checking of notebooks.</text:span></text:p>
              </text:list-item>
              <text:list-item>
                <text:p text:style-name="P11" loext:marker-style-name="T2"><text:span text:style-name="T2">The first time Deepti ma’am asked for homework. I had written a note at the end of the incomplete work, “Other questions have been done in the other register.” Since I had done some questions in the class work as a mistake, there was no point that I was going to repeat them in the homework register again.</text:span></text:p>
              </text:list-item>
              <text:list-item>
                <text:p text:style-name="P11" loext:marker-style-name="T2"><text:span text:style-name="T4">Those oily locks of hair were thought to be gelled and I was famous for this. Sunita Ramrakhiani ma’am, Jagdish sir had given them a notice before the class quite a number of times. The first thing that people would notice about me were my uncombed, poorly managed, or whatever negative adjective you might use to point to dirty, unwashed hair. My hair were unique, they used to looked like jelled on the days when I would fill them up with oil in the morning and then run water from them by bringing my head under the tap, resulting in the envious shining locks of hair. Once in XI class, JD sir called me to his table after attendance one morning, and pointed to my hair and asked what it is that I have put in my hair. It wasn’t a serious situation, he was smiling and in good mood. Before I could say anything from the corner on the right at the back, where Naveen, Anindya, Shubham and other used to sit, screams came, “he uses gel, it is gel.” <text:s/>It wasn’t gel; I didn’t even how it looks when you apply gel to your hair. Sir showed interest, “which gel is it,” I smiled back and said, “it is not gel, it is wax, hair wax, makes your hair look fuller”. I had read it in the Sunday magazine, and I thought maybe saying something that these guys don’t know yet would make me feel higher, and he let me go to my seat then.</text:span></text:p>
              </text:list-item>
              <text:list-item>
                <text:p text:style-name="P4" loext:marker-style-name="T2"><text:span text:style-name="T2">Anindya had his own way boasting and saying about the things that he liked. I compared this quality of saying all in praise of a thing to that with of Manju-buaji, she too use heavy and specific Hindi words to make the thing/object/actor of taste look like one and only for her. One such thing was a 2008 song “JUDAI from the romantic-action-thriller movie JANNAT” that he had heard one morning before coming to school and then was saying about it in the morning that day.</text:span></text:p>
              </text:list-item>
            </text:list>
          </table:table-cell>
        </table:table-row>
      </table:table>
      <text:p text:style-name="P9"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cm" style:contextual-spacing="tru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9" style:display-name="ListLabel 19" style:family="text">
      <style:text-properties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46" style:display-name="ListLabel 46" style:family="text">
      <style:text-properties style:font-name-asian="Noto Serif CJK SC" style:font-family-asian="'Noto Serif CJK SC'" style:font-family-generic-asian="system" style:font-pitch-asian="variable" style:font-name-complex="Lohit Devanagari1" style:font-family-complex="'Lohit Devanaga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20:09:36.030372999</meta:creation-date>
    <dc:date>2024-01-28T20:09:46.057722081</dc:date>
    <meta:editing-duration>PT11S</meta:editing-duration>
    <meta:editing-cycles>1</meta:editing-cycles>
    <meta:document-statistic meta:table-count="4" meta:image-count="0" meta:object-count="0" meta:page-count="4" meta:paragraph-count="79" meta:word-count="2572" meta:character-count="13767" meta:non-whitespace-character-count="11290"/>
    <meta:generator>LibreOffice/7.6.3.2$Linux_X86_64 LibreOffice_project/29d686fea9f6705b262d369fede658f824154cc0</meta:generator>
  </office:meta>
</office:document-meta>
</file>